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Standard">
      <style:text-properties style:font-name="Liberation Serif" officeooo:rsid="002c7adc" officeooo:paragraph-rsid="002c7adc"/>
    </style:style>
    <style:style style:name="P14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5" style:family="paragraph" style:parent-style-name="Text_20_body">
      <style:paragraph-properties fo:line-height="115%"/>
      <style:text-properties style:font-name="Liberation Serif"/>
    </style:style>
    <style:style style:name="P16" style:family="paragraph" style:parent-style-name="Text_20_body">
      <style:text-properties officeooo:rsid="004387b5" officeooo:paragraph-rsid="004387b5"/>
    </style:style>
    <style:style style:name="P17" style:family="paragraph" style:parent-style-name="Text_20_body">
      <style:text-properties officeooo:paragraph-rsid="002c3b91"/>
    </style:style>
    <style:style style:name="P18" style:family="paragraph" style:parent-style-name="Heading_20_1">
      <style:text-properties fo:language="de" fo:country="DE"/>
    </style:style>
    <style:style style:name="P19" style:family="paragraph" style:parent-style-name="Heading_20_1">
      <style:text-properties fo:language="de" fo:country="DE" officeooo:paragraph-rsid="00249967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style:font-name="Liberation Sans" fo:font-size="18pt" officeooo:rsid="0052ba8b" style:font-name-asian="AR PL SungtiL GB" style:font-size-asian="18pt" style:font-name-complex="Lohit Devanagari" style:font-size-complex="18pt"/>
    </style:style>
    <style:style style:name="T8" style:family="text">
      <style:text-properties officeooo:rsid="002876d1"/>
    </style:style>
    <style:style style:name="T9" style:family="text">
      <style:text-properties officeooo:rsid="0029dda0"/>
    </style:style>
    <style:style style:name="T10" style:family="text">
      <style:text-properties officeooo:rsid="002b7527"/>
    </style:style>
    <style:style style:name="T11" style:family="text">
      <style:text-properties officeooo:rsid="002c3b91"/>
    </style:style>
    <style:style style:name="T12" style:family="text">
      <style:text-properties officeooo:rsid="002d8384"/>
    </style:style>
    <style:style style:name="T13" style:family="text">
      <style:text-properties officeooo:rsid="002f011e"/>
    </style:style>
    <style:style style:name="T14" style:family="text">
      <style:text-properties officeooo:rsid="002f8c7f"/>
    </style:style>
    <style:style style:name="T15" style:family="text">
      <style:text-properties officeooo:rsid="0030d40e"/>
    </style:style>
    <style:style style:name="T16" style:family="text">
      <style:text-properties officeooo:rsid="0032c76c"/>
    </style:style>
    <style:style style:name="T17" style:family="text">
      <style:text-properties officeooo:rsid="003a5d06"/>
    </style:style>
    <style:style style:name="T18" style:family="text">
      <style:text-properties officeooo:rsid="003a899b"/>
    </style:style>
    <style:style style:name="T19" style:family="text">
      <style:text-properties officeooo:rsid="003c49f0"/>
    </style:style>
    <style:style style:name="T20" style:family="text">
      <style:text-properties officeooo:rsid="004455a6"/>
    </style:style>
    <style:style style:name="T21" style:family="text">
      <style:text-properties officeooo:rsid="00452750"/>
    </style:style>
    <style:style style:name="T22" style:family="text">
      <style:text-properties officeooo:rsid="00474c58"/>
    </style:style>
    <style:style style:name="T23" style:family="text">
      <style:text-properties officeooo:rsid="004921d5"/>
    </style:style>
    <style:style style:name="T24" style:family="text">
      <style:text-properties officeooo:rsid="00496884"/>
    </style:style>
    <style:style style:name="T25" style:family="text">
      <style:text-properties officeooo:rsid="004a68e6"/>
    </style:style>
    <style:style style:name="T26" style:family="text">
      <style:text-properties officeooo:rsid="004c5e6f"/>
    </style:style>
    <style:style style:name="T27" style:family="text">
      <style:text-properties officeooo:rsid="0052ba8b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<text:span text:style-name="T27">Emil Krieger</text:span>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8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<text:span text:style-name="T23">zweiseitige</text:span> Bruteforce-Methode überlegt, welche durch Ausprobieren die kürzeste Lösung für jedes Auto findet.</text:p>
      <text:h text:style-name="P18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7">A</text:span>ndere für die Abspeicherung der <text:span text:style-name="T18">q</text:span>uerstehenden <text:span text:style-name="T18">Autos</text:span>.</text:p>
      <text:p text:style-name="Text_20_body">Im Array mit den <text:span text:style-name="T18">q</text:span>uerstehenden Autos werden leere Plätze mit „null“ und besetzte Plätze mit dem jeweiligen Buchstaben des Autos angegeben.</text:p>
      <text:p text:style-name="P12">Die Basis des Programms ist die Methode „<text:span text:style-name="T18">a</text:span>utosAusparken“. Diese ruft für alle auszuparkenden Autos die „selectShorterPath“-Methode, gefolgt von der „reset<text:span text:style-name="T11">Parallel</text:span>Cars“-Methode auf und <text:span text:style-name="T18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10">Die „reset</text:span><text:span text:style-name="T11">Parallel</text:span><text:span text:style-name="T10">Cars“-Methode, wie der </text:span><text:span text:style-name="T11">N</text:span><text:span text:style-name="T10">ame schon sagt, </text:span><text:span text:style-name="T18">setzt</text:span><text:span text:style-name="T10"> die querstehen</text:span><text:span text:style-name="T11">den</text:span><text:span text:style-name="T10"> Autos </text:span><text:span text:style-name="T18">zurück</text:span><text:span text:style-name="T10">. Sie löscht alle Werte des Arrays für die querstehenden Autos, und füllt sie anschließend wieder mit den Werten aus der Text</text:span><text:span text:style-name="T18">d</text:span><text:span text:style-name="T10">atei.</text:span></text:p>
      <text:p text:style-name="P17">Die „selectShorterPath- Methode <text:span text:style-name="T2">überprüft zuerst, ob hinter dem auszuparkenden Auto </text:span><text:span text:style-name="T8">ein </text:span><text:span text:style-name="T10">querstehendes </text:span><text:span text:style-name="T19">Auto</text:span><text:span text:style-name="T8"> steht, was das </text:span><text:span text:style-name="T19">A</text:span><text:span text:style-name="T8">usparken verhindern würde. Falls es kein </text:span><text:span text:style-name="T10">querstehendes A</text:span><text:span text:style-name="T8">uto gibt, kann problemlos ausgeparkt werden. Gibt es jedoch eine Blockade, wird versucht das Auto in beide Richtungen so weit zu verschieben, dass das Auto </text:span><text:span text:style-name="T9">ausparken kann. </text:span><text:span text:style-name="T11">Danach wird entschieden, welche Richtung weniger Züge </text:span><text:span text:style-name="T19">benötigt</text:span><text:span text:style-name="T11">. </text:span><text:span text:style-name="T25">Mit Hilfe</text:span><text:span text:style-name="T22"> de</text:span><text:span text:style-name="T25">r</text:span><text:span text:style-name="T22"> </text:span><text:span text:style-name="T25">Methode </text:span><text:span text:style-name="T22">„calcSolution“ </text:span><text:span text:style-name="T25">wird i</text:span><text:span text:style-name="T22">n einem Array die Züge für beide </text:span><text:span text:style-name="T23">R</text:span><text:span text:style-name="T22">ich</text:span><text:span text:style-name="T23">t</text:span><text:span text:style-name="T22">ungen </text:span><text:span text:style-name="T23">eingetragen. Über die globale Variable „iterations“, welche speichert wie oft das jeweilige Auto nach rechts oder links verschoben wurde, </text:span><text:span text:style-name="T25">wird dann entschieden, welche der beiden Lösungen weniger </text:span><text:span text:style-name="T26">Züge benötigt und diese dann als Finale Lösung gespeichert.</text:span></text:p>
      <text:p text:style-name="P11">Für die Verschiebung der querstehenden Autos ist die Methode „moveParallelCar“ zuständig. Zuerst wird getestet, ob das Auto, welches versch<text:span text:style-name="T12">oben werden soll,</text:span> von einem <text:span text:style-name="T12">anderen </text:span><text:span text:style-name="T19">Auto</text:span><text:span text:style-name="T12"> oder der Wand blockiert wird. </text:span><text:span text:style-name="T14">Falls es keine Blockade gibt,</text:span><text:span text:style-name="T13"> kann das Auto einfach </text:span><text:span text:style-name="T14">verschoben werden. </text:span><text:span text:style-name="T15">Existiert eine Blockade, w</text:span><text:span text:style-name="T16">erden alle im </text:span><text:span text:style-name="T19">W</text:span><text:span text:style-name="T16">eg stehenden Autos</text:span><text:span text:style-name="T15"> mittels </text:span><text:span text:style-name="T16">R</text:span><text:span text:style-name="T15">ekursion </text:span><text:span text:style-name="T16">verschoben.</text:span></text:p>
      <text:p text:style-name="P16">Die Änderung <text:span text:style-name="T20">auf dem Array nimmt die Methode: “calcMovement“ vor. </text:span><text:span text:style-name="T21">Diese nimmt als Parameter die </text:span><text:span text:style-name="T22">Distanz um welche das Auto verschoben werden soll, die Richtung und den Index des Autos. Nach einer logischen Verknüpfung dieser Parameter werden die entsprechenden Ind</text:span><text:span text:style-name="T24">izes</text:span><text:span text:style-name="T22"> mit den richtigen Werten überschrieben.</text:span></text:p>
      <text:p text:style-name="P14"><text:span text:style-name="T21">Erwähnenswerte Funktionen</text:span>:</text:p>
      <text:p text:style-name="P15">„calcSecondChar“-Methode: Gibt den zweiten Buchstaben eines <text:span text:style-name="T24">q</text:span>uerstehenden Autos zurück.</text:p>
      <text:p text:style-name="P15">„calcFreeSpace“-Methode: <text:span text:style-name="T24">G</text:span>ibt als Array den <text:span text:style-name="T24">P</text:span>latz zurück, welches ein <text:span text:style-name="T24">q</text:span>uerstehendes Auto zur rechten und linken Seite hat.</text:p>
      <text:p text:style-name="P15"><text:soft-page-break/>„noArrayBoundaries“-Methode: Testet, ob der <text:span text:style-name="T24">V</text:span>ersuch ein Auto zu <text:span text:style-name="T24">v</text:span>erschieben, außerhalb der Array-<text:span text:style-name="T24">G</text:span>renzen enden würde.</text:p>
      <text:p text:style-name="P13">„noCarBoundaries“-Methode: Identisch zur „noArrayBoundaries“-Methode, jedoch werden hier auch andere Autos berücksichtigt.</text:p>
      <text:p text:style-name="P11"/>
      <text:h text:style-name="P19" text:outline-level="1"><text:bookmark-start text:name="__RefHeading___Toc2236_4178761632"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p text:style-name="P4"/>
      <text:h text:style-name="P18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3</text:page-number>/<text:page-count>3</text:page-count></text:p>
      </style:footer>
      <style:footer-first>
        <text:p text:style-name="MP2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4H11M49S</meta:editing-duration>
    <meta:editing-cycles>20</meta:editing-cycles>
    <meta:generator>LibreOffice/7.2.1.2$Windows_X86_64 LibreOffice_project/87b77fad49947c1441b67c559c339af8f3517e22</meta:generator>
    <dc:date>2021-11-12T08:06:46.142000000</dc:date>
    <meta:document-statistic meta:table-count="0" meta:image-count="0" meta:object-count="0" meta:page-count="3" meta:paragraph-count="40" meta:word-count="634" meta:character-count="4650" meta:non-whitespace-character-count="4049"/>
  </office:meta>
</office:document-meta>
</file>